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54ef41" officeooo:paragraph-rsid="0054ef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Uczenie się dockera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22T10:48:12.718844257</dc:date>
    <meta:editing-duration>P1DT2H54M8S</meta:editing-duration>
    <meta:editing-cycles>47</meta:editing-cycles>
    <meta:document-statistic meta:table-count="0" meta:image-count="0" meta:object-count="0" meta:page-count="1" meta:paragraph-count="1" meta:word-count="3" meta:character-count="20" meta:non-whitespace-character-count="18"/>
  </office:meta>
</office:document-meta>
</file>